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fr" fo:country="CA"/>
    </style:style>
    <style:style style:name="P2" style:family="paragraph" style:parent-style-name="Standard">
      <style:paragraph-properties fo:text-align="center" style:justify-single-word="false"/>
      <style:text-properties fo:language="fr" fo:country="CA" style:text-underline-style="solid" style:text-underline-width="auto" style:text-underline-color="font-color"/>
    </style:style>
    <style:style style:name="P3" style:family="paragraph" style:parent-style-name="Standard">
      <style:text-properties fo:font-size="11pt" fo:language="fr" fo:country="CA" style:font-size-asian="11pt" style:font-size-complex="11pt"/>
    </style:style>
    <style:style style:name="P4" style:family="paragraph" style:parent-style-name="Table_20_Contents">
      <style:text-properties fo:language="fr" fo:country="CA"/>
    </style:style>
    <style:style style:name="P5" style:family="paragraph" style:parent-style-name="Table_20_Contents">
      <style:text-properties fo:font-size="12pt" fo:language="fr" fo:country="CA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fo:language="fr" fo:country="CA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fo:language="fr" fo:country="CA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2pt" fo:language="fr" fo:country="CA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uille de route TP#3</text:p>
      <text:p text:style-name="P1"/>
      <text:p text:style-name="P1"/>
      <text:p text:style-name="P1">Nom : Ricard<text:tab/></text:p>
      <text:p text:style-name="P1"/>
      <text:p text:style-name="P1">Prénom : Jérémie</text:p>
      <text:p text:style-name="P1"/>
      <text:p text:style-name="P1">Login (DIRO) :</text:p>
      <text:p text:style-name="P1"/>
      <text:p text:style-name="P1"/>
      <text:p text:style-name="P1">Répondre par « oui » ou par « non » aux éléments suivants 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">Incluse dans le fichier « tp3A18.zip), Oui/Non</text:p>
          </table:table-cell>
        </table:table-row>
        <table:table-row>
          <table:table-cell table:style-name="Table1.A2" office:value-type="string">
            <text:p text:style-name="P5">Rapport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5">Makefile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5">Feuille de route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5">Les 8 fichiers<text:span text:style-name="T1"> « .h/.cpp »</text:span>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5">La commande diff ne retourne rien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4">Travail réalisé, Oui/Non</text:p>
          </table:table-cell>
        </table:table-row>
        <table:table-row>
          <table:table-cell table:style-name="Table2.A2" office:value-type="string">
            <text:p text:style-name="P5">Fichier « TransBase.h »</text:p>
          </table:table-cell>
          <table:table-cell table:style-name="Table2.B2" office:value-type="string">
            <text:p text:style-name="P4">oui</text:p>
          </table:table-cell>
        </table:table-row>
        <table:table-row>
          <table:table-cell table:style-name="Table2.A2" office:value-type="string">
            <text:p text:style-name="P5">Fichier « TransBase.cpp »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6">Fichier « TransAvion.h »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6">Fichier « TransAvion.cpp »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7">Fichier « TransTransVdL.h »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7">Fichier « TransTransVdL.cpp »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7">Fichier « Voyage.h »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7">Fichier « Voyage.cpp »</text:p>
          </table:table-cell>
          <table:table-cell table:style-name="Table2.B2" office:value-type="string">
            <text:p text:style-name="Table_20_Contents">oui</text:p>
          </table:table-cell>
        </table:table-row>
      </table:table>
      <text:p text:style-name="P1"/>
      <text:p text:style-name="P1"/>
      <text:p text:style-name="P3">Si je devais corriger ma copie et d’après le travail réalisé, je devrais obtenir la note de : <text:s text:c="3"/>8/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9T15:20:10.170000000</meta:creation-date>
    <dc:date>2018-12-18T14:09:24</dc:date>
    <meta:editing-duration>PT30M17S</meta:editing-duration>
    <meta:editing-cycles>7</meta:editing-cycles>
    <meta:generator>OpenOffice/4.1.3$Unix OpenOffice.org_project/413m1$Build-9783</meta:generator>
    <meta:document-statistic meta:table-count="2" meta:image-count="0" meta:object-count="0" meta:page-count="1" meta:paragraph-count="34" meta:word-count="118" meta:character-count="618"/>
  </office:meta>
</office:document-meta>
</file>